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aderLongFieldTest.test_long_normal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aderLongFieldTest.test_long_error_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aderLongFieldTest.test_long_error_0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aderLongFieldTest.test_long_norm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aderLongFieldTest.test_long_error_1_x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aderLongFieldTest.test_long_error_ma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aderLongFieldTest.test_long_error_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aderLongFieldTest.test_long_error_en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